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/>
      <style:text-properties style:font-name="Consolas"/>
    </style:style>
    <style:style style:name="P2" style:parent-style-name="Standard" style:family="paragraph">
      <style:paragraph-properties style:text-autospace="none" fo:margin-left="0.4923in" fo:text-indent="0.4923in">
        <style:tab-stops/>
      </style:paragraph-properties>
      <style:text-properties style:font-name="Consolas" fo:font-weight="bold" style:font-weight-asian="bold" style:font-weight-complex="bold" fo:color="#00CC00" fo:font-size="20pt" style:font-size-asian="20pt" style:font-size-complex="20pt"/>
    </style:style>
    <style:style style:name="P3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4" style:parent-style-name="Standard" style:family="paragraph">
      <style:paragraph-properties style:text-autospace="none"/>
    </style:style>
    <style:style style:name="T5" style:parent-style-name="VarsayılanParagrafYazıTipi" style:family="text">
      <style:text-properties style:font-name="Consolas" fo:font-size="13pt" style:font-size-asian="13pt" style:font-size-complex="13pt"/>
    </style:style>
    <style:style style:name="T6" style:parent-style-name="VarsayılanParagrafYazıTipi" style:family="text">
      <style:text-properties style:font-name="Consolas" fo:font-weight="bold" style:font-weight-asian="bold" style:font-weight-complex="bold" fo:color="#FF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style:text-autospace="none"/>
    </style:style>
    <style:style style:name="T8" style:parent-style-name="VarsayılanParagrafYazıTipi" style:family="text">
      <style:text-properties style:font-name="Consolas" fo:color="#FF0000" fo:font-size="13pt" style:font-size-asian="13pt" style:font-size-complex="13pt"/>
    </style:style>
    <style:style style:name="T9" style:parent-style-name="VarsayılanParagrafYazıTipi" style:family="text">
      <style:text-properties style:font-name="Consolas" fo:color="#FF0000" fo:font-size="13pt" style:font-size-asian="13pt" style:font-size-complex="13pt"/>
    </style:style>
    <style:style style:name="T10" style:parent-style-name="VarsayılanParagrafYazıTipi" style:family="text">
      <style:text-properties style:font-name="Consolas" fo:color="#000000" fo:font-size="13pt" style:font-size-asian="13pt" style:font-size-complex="13pt"/>
    </style:style>
    <style:style style:name="P11" style:parent-style-name="Standard" style:family="paragraph">
      <style:paragraph-properties style:text-autospace="none"/>
      <style:text-properties style:font-name="Consolas" fo:color="#000000" fo:font-size="13pt" style:font-size-asian="13pt" style:font-size-complex="13pt"/>
    </style:style>
    <style:style style:name="P12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13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14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15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16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17" style:parent-style-name="Normal" style:family="paragraph">
      <style:paragraph-properties fo:widows="2" fo:orphans="2" style:vertical-align="auto" fo:background-color="#1E1E1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" style:parent-style-name="VarsayılanParagrafYazıTipi" style:family="text">
      <style:text-properties style:font-name="Consolas" style:font-name-asian="Times New Roman" style:font-name-complex="Courier New" fo:color="#569CD6" style:letter-kerning="false" style:language-asian="tr" style:country-asian="TR" style:language-complex="ar" style:country-complex="SA"/>
    </style:style>
    <style:style style:name="T19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20" style:parent-style-name="VarsayılanParagrafYazıTipi" style:family="text">
      <style:text-properties style:font-name="Consolas" style:font-name-asian="Times New Roman" style:font-name-complex="Courier New" fo:color="#569CD6" style:letter-kerning="false" style:language-asian="tr" style:country-asian="TR" style:language-complex="ar" style:country-complex="SA"/>
    </style:style>
    <style:style style:name="T21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22" style:parent-style-name="VarsayılanParagrafYazıTipi" style:family="text">
      <style:text-properties style:font-name="Consolas" style:font-name-asian="Times New Roman" style:font-name-complex="Courier New" fo:color="#4EC9B0" style:letter-kerning="false" style:language-asian="tr" style:country-asian="TR" style:language-complex="ar" style:country-complex="SA"/>
    </style:style>
    <style:style style:name="T23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24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T25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26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P27" style:parent-style-name="Normal" style:family="paragraph">
      <style:paragraph-properties fo:widows="2" fo:orphans="2" style:vertical-align="auto" fo:background-color="#1E1E1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P29" style:parent-style-name="Normal" style:family="paragraph">
      <style:paragraph-properties fo:widows="2" fo:orphans="2" style:vertical-align="auto" fo:background-color="#1E1E1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31" style:parent-style-name="VarsayılanParagrafYazıTipi" style:family="text">
      <style:text-properties style:font-name="Consolas" style:font-name-asian="Times New Roman" style:font-name-complex="Courier New" fo:color="#569CD6" style:letter-kerning="false" style:language-asian="tr" style:country-asian="TR" style:language-complex="ar" style:country-complex="SA"/>
    </style:style>
    <style:style style:name="T32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33" style:parent-style-name="VarsayılanParagrafYazıTipi" style:family="text">
      <style:text-properties style:font-name="Consolas" style:font-name-asian="Times New Roman" style:font-name-complex="Courier New" fo:color="#569CD6" style:letter-kerning="false" style:language-asian="tr" style:country-asian="TR" style:language-complex="ar" style:country-complex="SA"/>
    </style:style>
    <style:style style:name="T34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35" style:parent-style-name="VarsayılanParagrafYazıTipi" style:family="text">
      <style:text-properties style:font-name="Consolas" style:font-name-asian="Times New Roman" style:font-name-complex="Courier New" fo:color="#DCDCAA" style:letter-kerning="false" style:language-asian="tr" style:country-asian="TR" style:language-complex="ar" style:country-complex="SA"/>
    </style:style>
    <style:style style:name="T36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T37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38" style:parent-style-name="VarsayılanParagrafYazıTipi" style:family="text">
      <style:text-properties style:font-name="Consolas" style:font-name-asian="Times New Roman" style:font-name-complex="Courier New" fo:color="#9CDCFE" style:letter-kerning="false" style:language-asian="tr" style:country-asian="TR" style:language-complex="ar" style:country-complex="SA"/>
    </style:style>
    <style:style style:name="T39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P40" style:parent-style-name="Normal" style:family="paragraph">
      <style:paragraph-properties fo:widows="2" fo:orphans="2" style:vertical-align="auto" fo:background-color="#1E1E1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42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P43" style:parent-style-name="Normal" style:family="paragraph">
      <style:paragraph-properties fo:widows="2" fo:orphans="2" style:vertical-align="auto" fo:background-color="#1E1E1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45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T46" style:parent-style-name="VarsayılanParagrafYazıTipi" style:family="text">
      <style:text-properties style:font-name="Consolas" style:font-name-asian="Times New Roman" style:font-name-complex="Courier New" fo:color="#B4B4B4" style:letter-kerning="false" style:language-asian="tr" style:country-asian="TR" style:language-complex="ar" style:country-complex="SA"/>
    </style:style>
    <style:style style:name="T47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T48" style:parent-style-name="VarsayılanParagrafYazıTipi" style:family="text">
      <style:text-properties style:font-name="Consolas" style:font-name-asian="Times New Roman" style:font-name-complex="Courier New" fo:color="#D69D85" style:letter-kerning="false" style:language-asian="tr" style:country-asian="TR" style:language-complex="ar" style:country-complex="SA"/>
    </style:style>
    <style:style style:name="T49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P50" style:parent-style-name="Normal" style:family="paragraph">
      <style:paragraph-properties fo:widows="2" fo:orphans="2" style:vertical-align="auto" fo:background-color="#1E1E1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52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T53" style:parent-style-name="VarsayılanParagrafYazıTipi" style:family="text">
      <style:text-properties style:font-name="Consolas" style:font-name-asian="Times New Roman" style:font-name-complex="Courier New" fo:color="#B4B4B4" style:letter-kerning="false" style:language-asian="tr" style:country-asian="TR" style:language-complex="ar" style:country-complex="SA"/>
    </style:style>
    <style:style style:name="T54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P55" style:parent-style-name="Normal" style:family="paragraph">
      <style:paragraph-properties fo:widows="2" fo:orphans="2" style:vertical-align="auto" fo:background-color="#1E1E1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" style:parent-style-name="VarsayılanParagrafYazıTipi" style:family="text">
      <style:text-properties style:font-name="Consolas" style:font-name-asian="Times New Roman" style:font-name-complex="Courier New" fo:color="#DADADA" style:letter-kerning="false" style:language-asian="tr" style:country-asian="TR" style:language-complex="ar" style:country-complex="SA"/>
    </style:style>
    <style:style style:name="T57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P58" style:parent-style-name="Normal" style:family="paragraph">
      <style:paragraph-properties fo:widows="2" fo:orphans="2" style:vertical-align="auto" fo:background-color="#1E1E1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" style:parent-style-name="VarsayılanParagrafYazıTipi" style:family="text">
      <style:text-properties style:font-name="Consolas" style:font-name-asian="Times New Roman" style:font-name-complex="Courier New" fo:color="#DCDCDC" style:letter-kerning="false" style:language-asian="tr" style:country-asian="TR" style:language-complex="ar" style:country-complex="SA"/>
    </style:style>
    <style:style style:name="P60" style:parent-style-name="Standard" style:family="paragraph">
      <style:paragraph-properties style:text-autospace="none"/>
      <style:text-properties style:font-name="Courier New" fo:font-size="11pt" style:font-size-asian="11pt" style:font-size-complex="11pt"/>
    </style:style>
    <style:style style:name="P61" style:parent-style-name="HTMLÖncedenBiçimlendirilmiş" style:family="paragraph">
      <style:paragraph-properties fo:background-color="#1E1E1E"/>
    </style:style>
    <style:style style:name="T62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63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64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65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66" style:parent-style-name="VarsayılanParagrafYazıTipi" style:family="text">
      <style:text-properties style:font-name="Consolas" fo:color="#4EC9B0" fo:font-size="12pt" style:font-size-asian="12pt" style:font-size-complex="12pt"/>
    </style:style>
    <style:style style:name="T67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68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69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70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71" style:parent-style-name="HTMLÖncedenBiçimlendirilmiş" style:family="paragraph">
      <style:paragraph-properties fo:background-color="#1E1E1E"/>
    </style:style>
    <style:style style:name="T72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73" style:parent-style-name="HTMLÖncedenBiçimlendirilmiş" style:family="paragraph">
      <style:paragraph-properties fo:background-color="#1E1E1E"/>
    </style:style>
    <style:style style:name="T74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75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76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77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78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79" style:parent-style-name="VarsayılanParagrafYazıTipi" style:family="text">
      <style:text-properties style:font-name="Consolas" fo:color="#DCDCAA" fo:font-size="12pt" style:font-size-asian="12pt" style:font-size-complex="12pt"/>
    </style:style>
    <style:style style:name="T80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81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82" style:parent-style-name="VarsayılanParagrafYazıTipi" style:family="text">
      <style:text-properties style:font-name="Consolas" fo:color="#9CDCFE" fo:font-size="12pt" style:font-size-asian="12pt" style:font-size-complex="12pt"/>
    </style:style>
    <style:style style:name="T83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84" style:parent-style-name="HTMLÖncedenBiçimlendirilmiş" style:family="paragraph">
      <style:paragraph-properties fo:background-color="#1E1E1E"/>
    </style:style>
    <style:style style:name="T85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86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87" style:parent-style-name="HTMLÖncedenBiçimlendirilmiş" style:family="paragraph">
      <style:paragraph-properties fo:background-color="#1E1E1E"/>
    </style:style>
    <style:style style:name="T88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89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90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91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92" style:parent-style-name="VarsayılanParagrafYazıTipi" style:family="text">
      <style:text-properties style:font-name="Consolas" fo:color="#D69D85" fo:font-size="12pt" style:font-size-asian="12pt" style:font-size-complex="12pt"/>
    </style:style>
    <style:style style:name="T93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94" style:parent-style-name="HTMLÖncedenBiçimlendirilmiş" style:family="paragraph">
      <style:paragraph-properties fo:background-color="#1E1E1E"/>
    </style:style>
    <style:style style:name="T95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96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97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98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99" style:parent-style-name="HTMLÖncedenBiçimlendirilmiş" style:family="paragraph">
      <style:paragraph-properties fo:background-color="#1E1E1E"/>
    </style:style>
    <style:style style:name="T100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01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02" style:parent-style-name="HTMLÖncedenBiçimlendirilmiş" style:family="paragraph">
      <style:paragraph-properties fo:background-color="#1E1E1E"/>
    </style:style>
    <style:style style:name="T103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04" style:parent-style-name="Standard" style:family="paragraph">
      <style:paragraph-properties style:text-autospace="none"/>
      <style:text-properties style:font-name="Courier New" fo:font-size="9.5pt" style:font-size-asian="9.5pt" style:font-size-complex="9.5pt"/>
    </style:style>
    <style:style style:name="P105" style:parent-style-name="Standard" style:family="paragraph">
      <style:paragraph-properties style:text-autospace="none"/>
      <style:text-properties style:font-name="Courier New" fo:font-size="9.5pt" style:font-size-asian="9.5pt" style:font-size-complex="9.5pt"/>
    </style:style>
    <style:style style:name="P106" style:parent-style-name="Standard" style:family="paragraph">
      <style:paragraph-properties style:text-autospace="none"/>
      <style:text-properties style:font-name="Courier New" fo:font-size="9.5pt" style:font-size-asian="9.5pt" style:font-size-complex="9.5pt"/>
    </style:style>
    <style:style style:name="P107" style:parent-style-name="Standard" style:family="paragraph">
      <style:paragraph-properties style:text-autospace="none"/>
    </style:style>
    <style:style style:name="T108" style:parent-style-name="VarsayılanParagrafYazıTipi" style:family="text">
      <style:text-properties style:font-name="Consolas" style:font-name-asian="Courier New" style:font-name-complex="Courier New" fo:color="#000000" fo:font-size="13pt" style:font-size-asian="13pt" style:font-size-complex="13pt"/>
    </style:style>
    <style:style style:name="T109" style:parent-style-name="VarsayılanParagrafYazıTipi" style:family="text">
      <style:text-properties style:font-name="Consolas" style:font-name-asian="Courier New" style:font-name-complex="Courier New" fo:color="#000000" fo:font-size="13pt" style:font-size-asian="13pt" style:font-size-complex="13pt"/>
    </style:style>
    <style:style style:name="T110" style:parent-style-name="VarsayılanParagrafYazıTipi" style:family="text">
      <style:text-properties style:font-name="Consolas" style:font-name-asian="Courier New" style:font-name-complex="Courier New" fo:color="#000000" fo:font-size="13pt" style:font-size-asian="13pt" style:font-size-complex="13pt"/>
    </style:style>
    <style:style style:name="P111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112" style:parent-style-name="HTMLÖncedenBiçimlendirilmiş" style:family="paragraph">
      <style:paragraph-properties fo:background-color="#1E1E1E"/>
    </style:style>
    <style:style style:name="T113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114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15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116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17" style:parent-style-name="VarsayılanParagrafYazıTipi" style:family="text">
      <style:text-properties style:font-name="Consolas" fo:color="#DCDCAA" fo:font-size="12pt" style:font-size-asian="12pt" style:font-size-complex="12pt"/>
    </style:style>
    <style:style style:name="T118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19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120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21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22" style:parent-style-name="VarsayılanParagrafYazıTipi" style:family="text">
      <style:text-properties style:font-name="Consolas" fo:color="#9CDCFE" fo:font-size="12pt" style:font-size-asian="12pt" style:font-size-complex="12pt"/>
    </style:style>
    <style:style style:name="T123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24" style:parent-style-name="HTMLÖncedenBiçimlendirilmiş" style:family="paragraph">
      <style:paragraph-properties fo:background-color="#1E1E1E"/>
    </style:style>
    <style:style style:name="T125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26" style:parent-style-name="HTMLÖncedenBiçimlendirilmiş" style:family="paragraph">
      <style:paragraph-properties fo:background-color="#1E1E1E"/>
    </style:style>
    <style:style style:name="T127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28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129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30" style:parent-style-name="VarsayılanParagrafYazıTipi" style:family="text">
      <style:text-properties style:font-name="Consolas" fo:color="#9CDCFE" fo:font-size="12pt" style:font-size-asian="12pt" style:font-size-complex="12pt"/>
    </style:style>
    <style:style style:name="T131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32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33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34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135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36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37" style:parent-style-name="HTMLÖncedenBiçimlendirilmiş" style:family="paragraph">
      <style:paragraph-properties fo:background-color="#1E1E1E"/>
    </style:style>
    <style:style style:name="T138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39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40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41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42" style:parent-style-name="HTMLÖncedenBiçimlendirilmiş" style:family="paragraph">
      <style:paragraph-properties fo:background-color="#1E1E1E"/>
    </style:style>
    <style:style style:name="T143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44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45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46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47" style:parent-style-name="HTMLÖncedenBiçimlendirilmiş" style:family="paragraph">
      <style:paragraph-properties fo:background-color="#1E1E1E"/>
    </style:style>
    <style:style style:name="T148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49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50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51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52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53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54" style:parent-style-name="HTMLÖncedenBiçimlendirilmiş" style:family="paragraph">
      <style:paragraph-properties fo:background-color="#1E1E1E"/>
      <style:text-properties style:font-name="Consolas" fo:color="#DADADA" fo:font-size="12pt" style:font-size-asian="12pt" style:font-size-complex="12pt"/>
    </style:style>
    <style:style style:name="P155" style:parent-style-name="HTMLÖncedenBiçimlendirilmiş" style:family="paragraph">
      <style:paragraph-properties fo:background-color="#1E1E1E"/>
      <style:text-properties style:font-name="Consolas" fo:color="#DADADA" fo:font-size="12pt" style:font-size-asian="12pt" style:font-size-complex="12pt"/>
    </style:style>
    <style:style style:name="P156" style:parent-style-name="HTMLÖncedenBiçimlendirilmiş" style:family="paragraph">
      <style:paragraph-properties fo:background-color="#1E1E1E"/>
    </style:style>
    <style:style style:name="T157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58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159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60" style:parent-style-name="VarsayılanParagrafYazıTipi" style:family="text">
      <style:text-properties style:font-name="Consolas" fo:color="#9CDCFE" fo:font-size="12pt" style:font-size-asian="12pt" style:font-size-complex="12pt"/>
    </style:style>
    <style:style style:name="T161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62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63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64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65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66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67" style:parent-style-name="HTMLÖncedenBiçimlendirilmiş" style:family="paragraph">
      <style:paragraph-properties fo:background-color="#1E1E1E"/>
    </style:style>
    <style:style style:name="T168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69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170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71" style:parent-style-name="VarsayılanParagrafYazıTipi" style:family="text">
      <style:text-properties style:font-name="Consolas" fo:color="#9CDCFE" fo:font-size="12pt" style:font-size-asian="12pt" style:font-size-complex="12pt"/>
    </style:style>
    <style:style style:name="T172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73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74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75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76" style:parent-style-name="HTMLÖncedenBiçimlendirilmiş" style:family="paragraph">
      <style:paragraph-properties fo:background-color="#1E1E1E"/>
    </style:style>
    <style:style style:name="T177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78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79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180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81" style:parent-style-name="HTMLÖncedenBiçimlendirilmiş" style:family="paragraph">
      <style:paragraph-properties fo:background-color="#1E1E1E"/>
    </style:style>
    <style:style style:name="T182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183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84" style:parent-style-name="Standard" style:family="paragraph">
      <style:paragraph-properties style:text-autospace="none"/>
      <style:text-properties style:font-name="Courier New" fo:font-size="11pt" style:font-size-asian="11pt" style:font-size-complex="11pt"/>
    </style:style>
    <style:style style:name="P185" style:parent-style-name="Standard" style:family="paragraph">
      <style:paragraph-properties style:text-autospace="none"/>
      <style:text-properties style:font-name="Courier New" fo:font-size="11pt" style:font-size-asian="11pt" style:font-size-complex="11pt"/>
    </style:style>
    <style:style style:name="P186" style:parent-style-name="Standard" style:family="paragraph">
      <style:paragraph-properties style:text-autospace="none"/>
    </style:style>
    <style:style style:name="T187" style:parent-style-name="VarsayılanParagrafYazıTipi" style:family="text">
      <style:text-properties style:font-name="Consolas" style:font-name-asian="Courier New" style:font-name-complex="Courier New" fo:color="#000000" fo:font-size="13pt" style:font-size-asian="13pt" style:font-size-complex="13pt"/>
    </style:style>
    <style:style style:name="T188" style:parent-style-name="VarsayılanParagrafYazıTipi" style:family="text">
      <style:text-properties style:font-name="Consolas" style:font-name-asian="Courier New" style:font-name-complex="Courier New" fo:color="#000000" fo:font-size="13pt" style:font-size-asian="13pt" style:font-size-complex="13pt"/>
    </style:style>
    <style:style style:name="T189" style:parent-style-name="VarsayılanParagrafYazıTipi" style:family="text">
      <style:text-properties style:font-name="Consolas" style:font-name-asian="Courier New" style:font-name-complex="Courier New" fo:color="#000000" fo:font-size="13pt" style:font-size-asian="13pt" style:font-size-complex="13pt"/>
    </style:style>
    <style:style style:name="P190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191" style:parent-style-name="HTMLÖncedenBiçimlendirilmiş" style:family="paragraph">
      <style:paragraph-properties fo:background-color="#1E1E1E"/>
    </style:style>
    <style:style style:name="T192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93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194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95" style:parent-style-name="HTMLÖncedenBiçimlendirilmiş" style:family="paragraph">
      <style:paragraph-properties fo:background-color="#1E1E1E"/>
    </style:style>
    <style:style style:name="T196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197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198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199" style:parent-style-name="HTMLÖncedenBiçimlendirilmiş" style:family="paragraph">
      <style:paragraph-properties fo:background-color="#1E1E1E"/>
    </style:style>
    <style:style style:name="T200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201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02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203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04" style:parent-style-name="VarsayılanParagrafYazıTipi" style:family="text">
      <style:text-properties style:font-name="Consolas" fo:color="#4EC9B0" fo:font-size="12pt" style:font-size-asian="12pt" style:font-size-complex="12pt"/>
    </style:style>
    <style:style style:name="T205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06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207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08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209" style:parent-style-name="HTMLÖncedenBiçimlendirilmiş" style:family="paragraph">
      <style:paragraph-properties fo:background-color="#1E1E1E"/>
    </style:style>
    <style:style style:name="T210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211" style:parent-style-name="HTMLÖncedenBiçimlendirilmiş" style:family="paragraph">
      <style:paragraph-properties fo:background-color="#1E1E1E"/>
    </style:style>
    <style:style style:name="T212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13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214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15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216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17" style:parent-style-name="VarsayılanParagrafYazıTipi" style:family="text">
      <style:text-properties style:font-name="Consolas" fo:color="#569CD6" fo:font-size="12pt" style:font-size-asian="12pt" style:font-size-complex="12pt"/>
    </style:style>
    <style:style style:name="T218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19" style:parent-style-name="VarsayılanParagrafYazıTipi" style:family="text">
      <style:text-properties style:font-name="Consolas" fo:color="#DCDCAA" fo:font-size="12pt" style:font-size-asian="12pt" style:font-size-complex="12pt"/>
    </style:style>
    <style:style style:name="T220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221" style:parent-style-name="HTMLÖncedenBiçimlendirilmiş" style:family="paragraph">
      <style:paragraph-properties fo:background-color="#1E1E1E"/>
    </style:style>
    <style:style style:name="T222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23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224" style:parent-style-name="HTMLÖncedenBiçimlendirilmiş" style:family="paragraph">
      <style:paragraph-properties fo:background-color="#1E1E1E"/>
    </style:style>
    <style:style style:name="T225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26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227" style:parent-style-name="VarsayılanParagrafYazıTipi" style:family="text">
      <style:text-properties style:font-name="Consolas" fo:color="#B4B4B4" fo:font-size="12pt" style:font-size-asian="12pt" style:font-size-complex="12pt"/>
    </style:style>
    <style:style style:name="T228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T229" style:parent-style-name="VarsayılanParagrafYazıTipi" style:family="text">
      <style:text-properties style:font-name="Consolas" fo:color="#D69D85" fo:font-size="12pt" style:font-size-asian="12pt" style:font-size-complex="12pt"/>
    </style:style>
    <style:style style:name="T230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231" style:parent-style-name="HTMLÖncedenBiçimlendirilmiş" style:family="paragraph">
      <style:paragraph-properties fo:background-color="#1E1E1E"/>
    </style:style>
    <style:style style:name="T232" style:parent-style-name="VarsayılanParagrafYazıTipi" style:family="text">
      <style:text-properties style:font-name="Consolas" fo:color="#DADADA" fo:font-size="12pt" style:font-size-asian="12pt" style:font-size-complex="12pt"/>
    </style:style>
    <style:style style:name="T233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234" style:parent-style-name="HTMLÖncedenBiçimlendirilmiş" style:family="paragraph">
      <style:paragraph-properties fo:background-color="#1E1E1E"/>
    </style:style>
    <style:style style:name="T235" style:parent-style-name="VarsayılanParagrafYazıTipi" style:family="text">
      <style:text-properties style:font-name="Consolas" fo:color="#DCDCDC" fo:font-size="12pt" style:font-size-asian="12pt" style:font-size-complex="12pt"/>
    </style:style>
    <style:style style:name="P236" style:parent-style-name="Standard" style:family="paragraph">
      <style:paragraph-properties style:text-autospace="none"/>
      <style:text-properties style:font-name="Courier New" fo:font-size="11pt" style:font-size-asian="11pt" style:font-size-complex="11pt"/>
    </style:style>
    <style:style style:name="P237" style:parent-style-name="Standard" style:family="paragraph">
      <style:paragraph-properties style:text-autospace="none"/>
      <style:text-properties style:font-name="Courier New" fo:font-size="9.5pt" style:font-size-asian="9.5pt" style:font-size-complex="9.5pt"/>
    </style:style>
    <style:style style:name="P238" style:parent-style-name="Standard" style:family="paragraph">
      <style:paragraph-properties style:text-autospace="none"/>
    </style:style>
    <style:style style:name="T239" style:parent-style-name="VarsayılanParagrafYazıTipi" style:family="text">
      <style:text-properties style:font-name="Consolas" style:font-name-asian="Courier New" style:font-name-complex="Courier New" fo:color="#FF0000" fo:font-size="13pt" style:font-size-asian="13pt" style:font-size-complex="13pt"/>
    </style:style>
    <style:style style:name="T240" style:parent-style-name="VarsayılanParagrafYazıTipi" style:family="text">
      <style:text-properties style:font-name="Consolas" style:font-name-asian="Courier New" style:font-name-complex="Courier New" fo:color="#000000" fo:font-size="13pt" style:font-size-asian="13pt" style:font-size-complex="13pt"/>
    </style:style>
    <style:style style:name="T241" style:parent-style-name="VarsayılanParagrafYazıTipi" style:family="text">
      <style:text-properties style:font-name="Consolas" style:font-name-asian="Courier New" style:font-name-complex="Courier New" fo:color="#FF0000" fo:font-size="13pt" style:font-size-asian="13pt" style:font-size-complex="13pt"/>
    </style:style>
    <style:style style:name="T242" style:parent-style-name="VarsayılanParagrafYazıTipi" style:family="text">
      <style:text-properties style:font-name="Consolas" style:font-name-asian="Courier New" style:font-name-complex="Courier New" fo:color="#FF0000" fo:font-size="13pt" style:font-size-asian="13pt" style:font-size-complex="13pt"/>
    </style:style>
    <style:style style:name="P243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244" style:parent-style-name="Standard" style:family="paragraph">
      <style:paragraph-properties style:text-autospace="none"/>
    </style:style>
    <style:style style:name="T245" style:parent-style-name="VarsayılanParagrafYazıTipi" style:family="text">
      <style:text-properties style:font-name="Consolas" style:font-name-asian="Courier New" style:font-name-complex="Courier New" fo:color="#FF0000" fo:font-size="13pt" style:font-size-asian="13pt" style:font-size-complex="13pt"/>
    </style:style>
    <style:style style:name="T246" style:parent-style-name="VarsayılanParagrafYazıTipi" style:family="text">
      <style:text-properties style:font-name="Consolas" style:font-name-asian="Courier New" style:font-name-complex="Courier New" fo:color="#000000" fo:font-size="13pt" style:font-size-asian="13pt" style:font-size-complex="13pt"/>
    </style:style>
    <style:style style:name="T247" style:parent-style-name="VarsayılanParagrafYazıTipi" style:family="text">
      <style:text-properties style:font-name="Consolas" style:font-name-asian="Courier New" style:font-name-complex="Courier New" fo:color="#FF0000" fo:font-size="13pt" style:font-size-asian="13pt" style:font-size-complex="13pt"/>
    </style:style>
    <style:style style:name="T248" style:parent-style-name="VarsayılanParagrafYazıTipi" style:family="text">
      <style:text-properties style:font-name="Consolas" style:font-name-asian="Courier New" style:font-name-complex="Courier New" fo:color="#FF0000" fo:font-size="13pt" style:font-size-asian="13pt" style:font-size-complex="13pt"/>
    </style:style>
    <style:style style:name="P249" style:parent-style-name="Standard" style:family="paragraph">
      <style:paragraph-properties style:text-autospace="none"/>
      <style:text-properties style:font-name="Consolas" fo:font-size="13pt" style:font-size-asian="13pt" style:font-size-complex="13pt"/>
    </style:style>
    <style:style style:name="P250" style:parent-style-name="Standard" style:family="paragraph">
      <style:paragraph-properties style:text-autospace="none"/>
    </style:style>
    <style:style style:name="T251" style:parent-style-name="VarsayılanParagrafYazıTipi" style:family="text">
      <style:text-properties style:font-name="Consolas" style:font-name-asian="Courier New" style:font-name-complex="Courier New" fo:color="#000000" fo:font-size="13pt" style:font-size-asian="13pt" style:font-size-complex="13pt"/>
    </style:style>
  </office:automatic-styles>
  <office:body>
    <office:text text:use-soft-page-breaks="true">
      <text:p text:style-name="P1"/>
      <text:p text:style-name="P2">LEVEL 1 – Temel Kullanım Mantığı</text:p>
      <text:p text:style-name="P3"/>
      <text:p text:style-name="P4"><text:span text:style-name="T5"><text:tab/></text:span><text:span text:style-name="T6">Kütüphaneler</text:span></text:p>
      <text:p text:style-name="P7"><text:span text:style-name="T8"><text:tab/></text:span><text:span text:style-name="T9"><text:tab/></text:span><text:span text:style-name="T10">-Autofac</text:span></text:p>
      <text:p text:style-name="P11"><text:tab/><text:tab/>-Autofac.Extras.DynamicProxy</text:p>
      <text:p text:style-name="P12"><text:tab/><text:tab/></text:p>
      <text:p text:style-name="P13"/>
      <text:p text:style-name="P14"><text:tab/>Level 1'de temel kullanımı göreceğiz.İlk önce interceptor yapılarımızı oluşturalım.Bunun için bölücü(interceptor) olarak<text:s/>kullanacağımız sınıfı IInterceptor interface'ini implement etmesi gerekir.IInterceptor interface ile gelen Intercept metodu bizim bölücü fonksiyonumuz olacak.</text:p>
      <text:p text:style-name="P15"/>
      <text:p text:style-name="P16"/>
      <text:p text:style-name="P17"><text:span text:style-name="T18">public</text:span><text:span text:style-name="T19"> </text:span><text:span text:style-name="T20">class</text:span><text:span text:style-name="T21"> </text:span><text:span text:style-name="T22">CacheInterceptor</text:span><text:span text:style-name="T23"> </text:span><text:span text:style-name="T24">:</text:span><text:span text:style-name="T25"> </text:span><text:span text:style-name="T26">IInterceptor</text:span></text:p>
      <text:p text:style-name="P27"><text:span text:style-name="T28">{</text:span></text:p>
      <text:p text:style-name="P29"><text:span text:style-name="T30">    </text:span><text:span text:style-name="T31">public</text:span><text:span text:style-name="T32"> </text:span><text:span text:style-name="T33">void</text:span><text:span text:style-name="T34"> </text:span><text:span text:style-name="T35">Intercept</text:span><text:span text:style-name="T36">(IInvocation</text:span><text:span text:style-name="T37"> </text:span><text:span text:style-name="T38">invocation</text:span><text:span text:style-name="T39">)</text:span></text:p>
      <text:p text:style-name="P40"><text:span text:style-name="T41">    </text:span><text:span text:style-name="T42">{</text:span></text:p>
      <text:p text:style-name="P43"><text:span text:style-name="T44">        </text:span><text:span text:style-name="T45">Console</text:span><text:span text:style-name="T46">.</text:span><text:span text:style-name="T47">WriteLine(</text:span><text:span text:style-name="T48">"Cache interceptor is run"</text:span><text:span text:style-name="T49">);</text:span></text:p>
      <text:p text:style-name="P50"><text:span text:style-name="T51">        </text:span><text:span text:style-name="T52">invocation</text:span><text:span text:style-name="T53">.</text:span><text:span text:style-name="T54">Proceed();</text:span></text:p>
      <text:p text:style-name="P55"><text:span text:style-name="T56">    </text:span><text:span text:style-name="T57">}</text:span></text:p>
      <text:p text:style-name="P58"><text:span text:style-name="T59">}</text:span></text:p>
      <text:p text:style-name="P60"/>
      <text:p text:style-name="P61"><text:span text:style-name="T62">public</text:span><text:span text:style-name="T63"> </text:span><text:span text:style-name="T64">class</text:span><text:span text:style-name="T65"> </text:span><text:span text:style-name="T66">ValidationInterceptor</text:span><text:span text:style-name="T67"> </text:span><text:span text:style-name="T68">:</text:span><text:span text:style-name="T69"> </text:span><text:span text:style-name="T70">IInterceptor</text:span></text:p>
      <text:p text:style-name="P71"><text:span text:style-name="T72">{</text:span></text:p>
      <text:p text:style-name="P73"><text:span text:style-name="T74">    </text:span><text:span text:style-name="T75">public</text:span><text:span text:style-name="T76"> </text:span><text:span text:style-name="T77">void</text:span><text:span text:style-name="T78"> </text:span><text:span text:style-name="T79">Intercept</text:span><text:span text:style-name="T80">(IInvocation</text:span><text:span text:style-name="T81"> </text:span><text:span text:style-name="T82">invocation</text:span><text:span text:style-name="T83">)</text:span></text:p>
      <text:p text:style-name="P84"><text:span text:style-name="T85">    </text:span><text:span text:style-name="T86">{</text:span></text:p>
      <text:p text:style-name="P87"><text:span text:style-name="T88">        </text:span><text:span text:style-name="T89">Console</text:span><text:span text:style-name="T90">.</text:span><text:span text:style-name="T91">WriteLine(</text:span><text:span text:style-name="T92">"Validation interceptor is run"</text:span><text:span text:style-name="T93">);</text:span></text:p>
      <text:p text:style-name="P94"><text:span text:style-name="T95">        </text:span><text:span text:style-name="T96">invocation</text:span><text:span text:style-name="T97">.</text:span><text:span text:style-name="T98">Proceed();</text:span></text:p>
      <text:p text:style-name="P99"><text:span text:style-name="T100">    </text:span><text:span text:style-name="T101">}</text:span></text:p>
      <text:p text:style-name="P102"><text:span text:style-name="T103">}</text:span></text:p>
      <text:p text:style-name="P104"/>
      <text:p text:style-name="P105"/>
      <text:p text:style-name="P106"/>
      <text:p text:style-name="P107"><text:span text:style-name="T108">Artık<text:s/></text:span><text:span text:style-name="T109">interceptor yapımız hazır birden fazla interceptor yapıları oluşturabilirsiniz.Fakat bu yapıları kullanabilmemiz için bellekte bir referansı olmaları gerekir.Bu yüzden ContainerBuilder (Referans Konteyneri) sınıfına register etmemiz gerekir.Aynı şekilde ku</text:span><text:span text:style-name="T110">llanılacak servisleride bu yapıya register ederiz.</text:span></text:p>
      <text:p text:style-name="P111"/>
      <text:p text:style-name="P112"><text:span text:style-name="T113">static</text:span><text:span text:style-name="T114"> </text:span><text:span text:style-name="T115">void</text:span><text:span text:style-name="T116"> </text:span><text:span text:style-name="T117">Main</text:span><text:span text:style-name="T118">(</text:span><text:span text:style-name="T119">string</text:span><text:span text:style-name="T120">[]</text:span><text:span text:style-name="T121"> </text:span><text:span text:style-name="T122">args</text:span><text:span text:style-name="T123">)</text:span></text:p>
      <text:p text:style-name="P124"><text:span text:style-name="T125">{</text:span></text:p>
      <text:p text:style-name="P126"><text:span text:style-name="T127">    </text:span><text:span text:style-name="T128">var</text:span><text:span text:style-name="T129"> </text:span><text:span text:style-name="T130">container</text:span><text:span text:style-name="T131"> </text:span><text:span text:style-name="T132">=</text:span><text:span text:style-name="T133"> </text:span><text:span text:style-name="T134">new</text:span><text:span text:style-name="T135"> </text:span><text:span text:style-name="T136">ContainerBuilder();</text:span></text:p>
      <text:p text:style-name="P137"><text:span text:style-name="T138">    </text:span><text:span text:style-name="T139">container</text:span><text:span text:style-name="T140">.</text:span><text:span text:style-name="T141">RegisterType&lt;CacheInterceptor&gt;();</text:span></text:p>
      <text:p text:style-name="P142"><text:span text:style-name="T143">    </text:span><text:span text:style-name="T144">container</text:span><text:span text:style-name="T145">.</text:span><text:span text:style-name="T146">RegisterType&lt;ValidationInterceptor&gt;();</text:span></text:p>
      <text:p text:style-name="P147"><text:span text:style-name="T148">    </text:span><text:span text:style-name="T149">container</text:span><text:span text:style-name="T150">.</text:span><text:span text:style-name="T151">RegisterType&lt;ProductManager&gt;()</text:span><text:span text:style-name="T152">.</text:span><text:span text:style-name="T153">EnableClassInterceptors();</text:span></text:p>
      <text:p text:style-name="P154"><text:s/></text:p>
      <text:p text:style-name="P155"><text:s/></text:p>
      <text:p text:style-name="P156"><text:span text:style-name="T157">    </text:span><text:span text:style-name="T158">var</text:span><text:span text:style-name="T159"> </text:span><text:span text:style-name="T160">build</text:span><text:span text:style-name="T161">=</text:span><text:span text:style-name="T162">container</text:span><text:span text:style-name="T163">.</text:span><text:span text:style-name="T164">Build()</text:span><text:span text:style-name="T165">.</text:span><text:span text:style-name="T166">BeginLifetimeScope();</text:span></text:p>
      <text:p text:style-name="P167"><text:span text:style-name="T168">    </text:span><text:span text:style-name="T169">var</text:span><text:span text:style-name="T170"> </text:span><text:span text:style-name="T171">item</text:span><text:span text:style-name="T172">=</text:span><text:span text:style-name="T173">build</text:span><text:span text:style-name="T174">.</text:span><text:span text:style-name="T175">Resolve&lt;ProductManager&gt;();</text:span></text:p>
      <text:p text:style-name="P176"><text:span text:style-name="T177">    </text:span><text:span text:style-name="T178">item</text:span><text:span text:style-name="T179">.</text:span><text:span text:style-name="T180">Add();</text:span></text:p>
      <text:p text:style-name="P181"><text:span text:style-name="T182"><text:s/></text:span><text:span text:style-name="T183">}</text:span></text:p>
      <text:p text:style-name="P184"/>
      <text:p text:style-name="P185"/>
      <text:soft-page-break/>
      <text:p text:style-name="P186"><text:span text:style-name="T187">Artık AOP mimarimiz temel olarak hazır.Interceptor yapılarımızı hangi servislerde kullanmak istiyorsak bu yapıların üstüne Autofac kütüphaneleriyle<text:s/></text:span><text:span text:style-name="T188">birlikte gelen Intercept attribute ile belirtiriz.Birden fazla overloading kullanımlarını kendi dökümantasyonunda bulabilirsiniz.Çok uzayacağı için oralara değinmeyeceğim.Artık bu servislerinizdeki fonksiyonları kullanırken diğer fonksiyonlarınızı çalıştır</text:span><text:span text:style-name="T189">abilirsiniz.</text:span></text:p>
      <text:p text:style-name="P190"/>
      <text:p text:style-name="P191"><text:span text:style-name="T192">[Intercept(</text:span><text:span text:style-name="T193">typeof</text:span><text:span text:style-name="T194">(CacheInterceptor))]</text:span></text:p>
      <text:p text:style-name="P195"><text:span text:style-name="T196">[Intercept(</text:span><text:span text:style-name="T197">typeof</text:span><text:span text:style-name="T198">(ValidationInterceptor))]</text:span></text:p>
      <text:p text:style-name="P199"><text:span text:style-name="T200">public</text:span><text:span text:style-name="T201"> </text:span><text:span text:style-name="T202">class</text:span><text:span text:style-name="T203"> </text:span><text:span text:style-name="T204">ProductManager</text:span><text:span text:style-name="T205"> </text:span><text:span text:style-name="T206">:</text:span><text:span text:style-name="T207"> </text:span><text:span text:style-name="T208">IProductService</text:span></text:p>
      <text:p text:style-name="P209"><text:span text:style-name="T210">{</text:span></text:p>
      <text:p text:style-name="P211"><text:span text:style-name="T212">    </text:span><text:span text:style-name="T213">public</text:span><text:span text:style-name="T214"> </text:span><text:span text:style-name="T215">virtual</text:span><text:span text:style-name="T216"> </text:span><text:span text:style-name="T217">void</text:span><text:span text:style-name="T218"> </text:span><text:span text:style-name="T219">Add</text:span><text:span text:style-name="T220">()</text:span></text:p>
      <text:p text:style-name="P221"><text:span text:style-name="T222">    </text:span><text:span text:style-name="T223">{</text:span></text:p>
      <text:p text:style-name="P224"><text:span text:style-name="T225">        </text:span><text:span text:style-name="T226">Console</text:span><text:span text:style-name="T227">.</text:span><text:span text:style-name="T228">WriteLine(</text:span><text:span text:style-name="T229">"Product is added!"</text:span><text:span text:style-name="T230">);</text:span></text:p>
      <text:p text:style-name="P231"><text:span text:style-name="T232">    </text:span><text:span text:style-name="T233">}</text:span></text:p>
      <text:p text:style-name="P234"><text:span text:style-name="T235">}</text:span></text:p>
      <text:p text:style-name="P236"/>
      <text:p text:style-name="P237"/>
      <text:p text:style-name="P238"><text:span text:style-name="T239">NOT:</text:span><text:span text:style-name="T240"><text:s/></text:span><text:span text:style-name="T241">Intercept attribute yapısı class ve interface yapılarına uygulanabilir.Bu yüzden fonksiyon<text:s/></text:span><text:span text:style-name="T242">bazında değil nesne bazında çalıştığından dolayı geliştiriciyi sınırlar.Bu sınırlamayı sonraki seviyelerde aşacağız.</text:span></text:p>
      <text:p text:style-name="P243"/>
      <text:p text:style-name="P244"><text:span text:style-name="T245">NOT:</text:span><text:span text:style-name="T246"><text:s/></text:span><text:span text:style-name="T247">Bir fonksiyon çalıştığında interceptor yapısının devreye girmesi için çalışan fonksiyonun virtual olması gerekir.Bunun mantığını ben<text:s/></text:span><text:span text:style-name="T248">de çözemedim bilen varsa linkedinden ulaşarak yardımcı olursa sevinirim :)</text:span></text:p>
      <text:p text:style-name="P249"/>
      <text:p text:style-name="P250"><text:span text:style-name="T251">Sonraki seviyelerde görüşmek üzere.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KonuBaşlığı" style:display-name="Konu Başlığ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çıklamaBaşvurusu" style:display-name="Açıklama Başvurusu" style:family="text" style:parent-style-name="VarsayılanParagrafYazıTipi">
      <style:text-properties fo:font-size="8pt" style:font-size-asian="8pt" style:font-size-complex="8pt"/>
    </style:style>
    <style:style style:name="AçıklamaMetni" style:display-name="Açıklama Metni" style:family="paragraph" style:parent-style-name="Normal">
      <style:text-properties style:font-name-complex="Mangal" fo:font-size="10pt" style:font-size-asian="10pt" style:font-size-complex="9pt" fo:hyphenate="false"/>
    </style:style>
    <style:style style:name="AçıklamaMetniChar" style:display-name="Açıklama Metni Char" style:family="text" style:parent-style-name="VarsayılanParagrafYazıTipi">
      <style:text-properties style:font-name-complex="Mangal" fo:font-size="10pt" style:font-size-asian="10pt" style:font-size-complex="9pt"/>
    </style:style>
    <style:style style:name="AçıklamaKonusu" style:display-name="Açıklama Konusu" style:family="paragraph" style:parent-style-name="AçıklamaMetni" style:next-style-name="AçıklamaMetni">
      <style:text-properties fo:font-weight="bold" style:font-weight-asian="bold" style:font-weight-complex="bold" fo:hyphenate="false"/>
    </style:style>
    <style:style style:name="AçıklamaKonusuChar" style:display-name="Açıklama Konusu Char" style:family="text" style:parent-style-name="AçıklamaMetni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HTMLÖncedenBiçimlendirilmiş" style:display-name="HTML Önceden Biçimlendirilmiş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tr" style:country-asian="TR" style:language-complex="ar" style:country-complex="SA" fo:hyphenate="true"/>
    </style:style>
    <style:style style:name="HTMLÖncedenBiçimlendirilmişChar" style:display-name="HTML Önceden Biçimlendirilmiş Char" style:family="text" style:parent-style-name="VarsayılanParagrafYazıTipi">
      <style:text-properties style:font-name="Courier New" style:font-name-asian="Times New Roman" style:font-name-complex="Courier New" style:letter-kerning="false" fo:font-size="10pt" style:font-size-asian="10pt" style:font-size-complex="10pt" style:language-asian="tr" style:country-asian="T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0534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llo World!</dc:creator>
    <meta:creation-date>2022-07-02T16:33:00Z</meta:creation-date>
    <dc:date>2022-07-02T16:06:00Z</dc:date>
    <meta:template xlink:href="Normal.dotm" xlink:type="simple"/>
    <meta:editing-cycles>5</meta:editing-cycles>
    <meta:editing-duration>PT1500S</meta:editing-duration>
    <meta:document-statistic meta:page-count="2" meta:paragraph-count="5" meta:word-count="385" meta:character-count="2576" meta:row-count="18" meta:non-whitespace-character-count="2196"/>
  </office:meta>
</office:document-meta>
</file>